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emf" manifest:media-type=""/>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Nimbus Sans L" svg:font-family="Nimbus Sans L" style:font-family-generic="swiss" style:font-pitch="variable" svg:panose-1="2 11 6 4 2 2 2 2 2 4"/>
    <style:font-face style:name="HG Mincho Light J" svg:font-family="HG Mincho Light J" style:font-family-generic="system" style:font-pitch="variable" svg:panose-1="2 11 6 4 2 2 2 2 2 4"/>
    <style:font-face style:name="Lucidasans" svg:font-family="Lucidasans" style:font-family-generic="system" style:font-pitch="variable" svg:panose-1="2 11 6 4 2 2 2 2 2 4"/>
    <style:font-face style:name="SimSun" svg:font-family="SimSun" style:font-family-generic="system" style:font-pitch="variable" svg:panose-1="2 1 6 0 3 1 1 1 1 1"/>
    <style:font-face style:name="Courier" svg:font-family="Courier" style:font-family-generic="system" style:font-pitch="variable" svg:panose-1="0 0 0 0 0 0 0 0 0 0"/>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游ゴシック Light" svg:font-family="游ゴシック Light" style:font-family-generic="swiss" style:font-pitch="variable" svg:panose-1="2 11 3 0 0 0 0 0 0 0"/>
  </office:font-face-decls>
  <office:automatic-styles>
    <style:style style:name="P1" style:parent-style-name="BodyTitle" style:master-page-name="MPF0" style:family="paragraph">
      <style:paragraph-properties fo:break-before="page"/>
      <style:text-properties fo:language="en" fo:country="GB"/>
    </style:style>
    <style:style style:name="P13" style:parent-style-name="BodyTitle" style:family="paragraph">
      <style:text-properties fo:language="en" fo:country="GB"/>
    </style:style>
    <style:style style:name="T14" style:parent-style-name="段落フォント" style:family="text">
      <style:text-properties fo:font-size="12pt" style:font-size-asian="12pt"/>
    </style:style>
    <style:style style:name="T15" style:parent-style-name="Author-superscripts" style:family="text">
      <style:text-properties style:text-position="0% 100%"/>
    </style:style>
    <style:style style:name="T16" style:parent-style-name="Author-superscripts" style:family="text">
      <style:text-properties fo:font-style="normal" style:font-style-asian="normal" style:font-style-complex="normal" style:text-position="0% 100%"/>
    </style:style>
    <style:style style:name="T17" style:parent-style-name="Author-superscripts" style:family="text">
      <style:text-properties fo:font-style="normal" style:font-style-asian="normal" style:font-style-complex="normal" style:text-position="0% 100%"/>
    </style:style>
    <style:style style:name="T18" style:parent-style-name="Author-superscripts" style:family="text">
      <style:text-properties fo:font-weight="normal" style:font-weight-asian="normal" style:font-weight-complex="normal" fo:font-style="normal" style:font-style-asian="normal" style:font-style-complex="normal" style:text-position="0% 100%" fo:font-size="9pt" style:font-size-asian="9pt" style:font-size-complex="9pt"/>
    </style:style>
    <style:style style:name="P19" style:parent-style-name="BodyContact" style:list-style-name="ContactList" style:family="paragraph"/>
    <style:style style:name="T20" style:parent-style-name="NormalePOSChar" style:family="text">
      <style:text-properties fo:font-size="10pt" style:font-size-asian="10pt"/>
    </style:style>
    <style:style style:name="T21" style:parent-style-name="NormalePOSChar" style:family="text">
      <style:text-properties fo:font-size="10pt" style:font-size-asian="10pt"/>
    </style:style>
    <style:style style:name="P2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9" style:parent-style-name="段落フォント" style:family="text">
      <style:text-properties fo:font-style="italic" style:font-style-asian="italic" style:font-style-complex="italic" fo:font-size="10pt" style:font-size-asian="10pt" style:font-size-complex="10pt" fo:language="en" fo:country="GB"/>
    </style:style>
    <style:style style:name="P40" style:parent-style-name="Standard" style:family="paragraph">
      <style:text-properties fo:font-style="italic" style:font-style-asian="italic" style:font-style-complex="italic" fo:font-size="10pt" style:font-size-asian="10pt" style:font-size-complex="10pt" fo:language="en" fo:country="GB"/>
    </style:style>
    <style:style style:name="P41" style:parent-style-name="Standard" style:family="paragraph">
      <style:text-properties fo:font-style="italic" style:font-style-asian="italic" style:font-style-complex="italic" fo:font-size="10pt" style:font-size-asian="10pt" style:font-size-complex="10pt" fo:language="en" fo:country="GB"/>
    </style:style>
    <style:style style:name="P42" style:parent-style-name="見出し9" style:master-page-name="MP1" style:list-style-name="WWNum1" style:family="paragraph">
      <style:paragraph-properties fo:break-before="page">
        <style:tab-stops>
          <style:tab-stop style:type="left" style:position="0in"/>
        </style:tab-stops>
      </style:paragraph-properties>
      <style:text-properties fo:language="en" fo:country="US"/>
    </style:style>
    <style:style style:name="T45" style:parent-style-name="段落フォント" style:family="text">
      <style:text-properties fo:language="en" fo:country="US"/>
    </style:style>
    <style:style style:name="T46" style:parent-style-name="段落フォント" style:family="text">
      <style:text-properties fo:language="en" fo:country="US"/>
    </style:style>
    <style:style style:name="P47" style:parent-style-name="見出し2" style:list-style-name="WWNum1" style:family="paragraph"/>
    <style:style style:name="T48" style:parent-style-name="段落フォント" style:family="text">
      <style:text-properties fo:language="en" fo:country="US"/>
    </style:style>
    <style:style style:name="T49" style:parent-style-name="段落フォント" style:family="text">
      <style:text-properties fo:language="en" fo:country="US"/>
    </style:style>
    <style:style style:name="P50" style:parent-style-name="見出し3" style:list-style-name="WWNum1" style:family="paragraph"/>
    <style:style style:name="T51" style:parent-style-name="段落フォント" style:family="text">
      <style:text-properties fo:language="en" fo:country="US"/>
    </style:style>
    <style:style style:name="T52" style:parent-style-name="段落フォント" style:family="text">
      <style:text-properties fo:language="en" fo:country="US"/>
    </style:style>
    <style:style style:name="P53" style:parent-style-name="bibliography_text" style:list-style-name="WWNum2" style:family="paragraph">
      <style:paragraph-properties fo:margin-left="0.3131in">
        <style:tab-stops>
          <style:tab-stop style:type="left" style:position="0.3131in"/>
        </style:tab-stops>
      </style:paragraph-properties>
    </style:style>
    <style:style style:name="T54" style:parent-style-name="段落フォント" style:family="text">
      <style:text-properties fo:font-style="italic" style:font-style-asian="italic"/>
    </style:style>
    <style:style style:name="T55" style:parent-style-name="段落フォント" style:family="text">
      <style:text-properties fo:font-style="italic" style:font-style-asian="italic"/>
    </style:style>
    <style:style style:name="T56" style:parent-style-name="段落フォント" style:family="text">
      <style:text-properties fo:font-weight="bold" style:font-weight-asian="bold"/>
    </style:style>
    <style:style style:name="T57" style:parent-style-name="段落フォント" style:family="text">
      <style:text-properties style:font-name="Courier" style:font-name-complex="Courier"/>
    </style:style>
    <style:style style:name="P58" style:parent-style-name="bibliography_text" style:list-style-name="WWNum2" style:family="paragraph">
      <style:paragraph-properties fo:margin-left="0.3131in">
        <style:tab-stops>
          <style:tab-stop style:type="left" style:position="0.3131in"/>
        </style:tab-stops>
      </style:paragraph-properties>
    </style:style>
    <style:style style:name="T59" style:parent-style-name="段落フォント" style:family="text">
      <style:text-properties fo:font-style="italic" style:font-style-asian="italic"/>
    </style:style>
    <style:style style:name="P60" style:parent-style-name="bibliography_text" style:list-style-name="WWNum2" style:family="paragraph">
      <style:paragraph-properties fo:margin-left="0.3131in">
        <style:tab-stops>
          <style:tab-stop style:type="left" style:position="0.3131in"/>
        </style:tab-stops>
      </style:paragraph-properties>
    </style:style>
    <style:style style:name="T61" style:parent-style-name="段落フォント" style:family="text">
      <style:text-properties fo:font-style="italic" style:font-style-asian="italic"/>
    </style:style>
    <style:style style:name="T62" style:parent-style-name="段落フォント" style:family="text">
      <style:text-properties fo:font-style="italic" style:font-style-asian="italic"/>
    </style:style>
    <style:style style:name="T63" style:parent-style-name="段落フォント" style:family="text">
      <style:text-properties style:font-name="Courier New"/>
    </style:style>
    <style:style style:name="P64" style:parent-style-name="bibliography_text" style:family="paragraph">
      <style:paragraph-properties>
        <style:tab-stops>
          <style:tab-stop style:type="left" style:position="0.3131in"/>
        </style:tab-stops>
      </style:paragraph-properties>
      <style:text-properties fo:font-weight="bold" style:font-weight-asian="bold" style:font-weight-complex="bold"/>
    </style:style>
    <style:style style:name="P65" style:parent-style-name="bibliography_text" style:family="paragraph">
      <style:paragraph-properties>
        <style:tab-stops>
          <style:tab-stop style:type="left" style:position="0.3131in"/>
        </style:tab-stops>
      </style:paragraph-properties>
    </style:style>
    <style:style style:name="T66" style:parent-style-name="段落フォント" style:family="text">
      <style:text-properties fo:font-weight="bold" style:font-weight-asian="bold" style:font-weight-complex="bold" fo:font-size="8pt" style:font-size-asian="8pt" style:font-size-complex="8pt"/>
    </style:style>
    <style:style style:name="T67" style:parent-style-name="段落フォント" style:family="text">
      <style:text-properties fo:font-size="8pt" style:font-size-asian="8pt" style:font-size-complex="8pt"/>
    </style:style>
    <style:style style:name="P68" style:parent-style-name="bibliography_text" style:family="paragraph">
      <style:paragraph-properties>
        <style:tab-stops>
          <style:tab-stop style:type="left" style:position="0.3131in"/>
        </style:tab-stops>
      </style:paragraph-properties>
    </style:style>
    <style:style style:name="T69" style:parent-style-name="段落フォント" style:family="text">
      <style:text-properties fo:font-size="8pt" style:font-size-asian="8pt" style:font-size-complex="8pt"/>
    </style:style>
    <style:style style:name="T70" style:parent-style-name="段落フォント" style:family="text">
      <style:text-properties style:text-position="super 62.5%" fo:font-size="8pt" style:font-size-asian="8pt" style:font-size-complex="8pt"/>
    </style:style>
    <style:style style:name="T71" style:parent-style-name="段落フォント" style:family="text">
      <style:text-properties fo:font-size="8pt" style:font-size-asian="8pt" style:font-size-complex="8pt"/>
    </style:style>
    <style:style style:name="T72" style:parent-style-name="段落フォント" style:family="text">
      <style:text-properties style:text-position="super 62.5%" fo:font-size="8pt" style:font-size-asian="8pt" style:font-size-complex="8pt"/>
    </style:style>
    <style:style style:name="T73" style:parent-style-name="段落フォント" style:family="text">
      <style:text-properties fo:font-size="8pt" style:font-size-asian="8pt" style:font-size-complex="8pt"/>
    </style:style>
    <style:style style:name="T74" style:parent-style-name="段落フォント" style:family="text">
      <style:text-properties style:text-position="super 62.5%" fo:font-size="8pt" style:font-size-asian="8pt" style:font-size-complex="8pt"/>
    </style:style>
    <style:style style:name="T75" style:parent-style-name="段落フォント" style:family="text">
      <style:text-properties fo:font-size="8pt" style:font-size-asian="8pt" style:font-size-complex="8pt"/>
    </style:style>
    <style:style style:name="T76" style:parent-style-name="段落フォント" style:family="text">
      <style:text-properties style:text-position="super 62.5%" fo:font-size="8pt" style:font-size-asian="8pt" style:font-size-complex="8pt"/>
    </style:style>
    <style:style style:name="P77" style:parent-style-name="bibliography_text" style:family="paragraph">
      <style:paragraph-properties>
        <style:tab-stops>
          <style:tab-stop style:type="left" style:position="0.3131in"/>
        </style:tab-stops>
      </style:paragraph-properties>
    </style:style>
    <style:style style:name="T78" style:parent-style-name="段落フォント" style:family="text">
      <style:text-properties style:text-position="super 62.5%" fo:font-size="8pt" style:font-size-asian="8pt" style:font-size-complex="8pt"/>
    </style:style>
    <style:style style:name="T79" style:parent-style-name="段落フォント" style:family="text">
      <style:text-properties fo:font-size="8pt" style:font-size-asian="8pt" style:font-size-complex="8pt"/>
    </style:style>
    <style:style style:name="T80" style:parent-style-name="段落フォント" style:family="text">
      <style:text-properties style:text-position="super 62.5%" fo:font-size="8pt" style:font-size-asian="8pt" style:font-size-complex="8pt"/>
    </style:style>
    <style:style style:name="T81" style:parent-style-name="段落フォント" style:family="text">
      <style:text-properties fo:font-size="8pt" style:font-size-asian="8pt" style:font-size-complex="8pt"/>
    </style:style>
    <style:style style:name="T82" style:parent-style-name="段落フォント" style:family="text">
      <style:text-properties style:text-position="super 62.5%" fo:font-size="8pt" style:font-size-asian="8pt" style:font-size-complex="8pt"/>
    </style:style>
    <style:style style:name="T83" style:parent-style-name="段落フォント" style:family="text">
      <style:text-properties fo:font-size="8pt" style:font-size-asian="8pt" style:font-size-complex="8pt"/>
    </style:style>
    <style:style style:family="graphic" style:name="a1"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
      <text:p text:style-name="P13">Title</text:p>
      <text:p text:style-name="BodyAuthor">First Author<text:span text:style-name="Author-superscripts">a,</text:span><text:span text:style-name="Author-superscripts"><text:note text:note-class="footnote" text:id="_ftn0"><text:note-citation text:label="*">*</text:note-citation><text:note-body><text:p text:style-name="Footnote"><text:span text:style-name="T14">Presenter</text:span></text:p></text:note-body></text:note></text:span><text:s/>and Second Author<text:span text:style-name="Author-superscripts">a,b</text:span><text:span text:style-name="T15"><text:s/></text:span><text:span text:style-name="T16">on behalf of the coll.name Collaboration</text:span><text:span text:style-name="T17"><text:line-break/></text:span><text:span text:style-name="T18">(a complete list of authors can be found at the end of the proceedings)</text:span></text:p>
      <text:list text:style-name="ContactList">
        <text:list-item text:start-value="1">
          <text:p text:style-name="P19">Institution,<text:line-break/>Street number, City, Country</text:p>
        </text:list-item>
        <text:list-item>
          <text:p text:style-name="BodyContact">Department, University,<text:line-break/>Street number, City, Country</text:p>
        </text:list-item>
      </text:list>
      <text:p text:style-name="BodyContactEmail"><text:span text:style-name="EmailLabel">E-mail:</text:span><text:span text:style-name="T20"><text:s/></text:span><text:span text:style-name="Internetlink">f.author@inst.edu</text:span><text:span text:style-name="T21">,<text:s/></text:span><text:span text:style-name="Internetlink">s.author@univ.country</text:span></text:p>
      <text:p text:style-name="BodyAbstract">Here you can write the abstract for your paper.</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meeting"/>
      <text:p text:style-name="Standard"><text:span text:style-name="T39"><draw:frame draw:z-index="251658240" draw:style-name="a1" draw:name="図 2" text:anchor-type="paragraph" svg:x="4.04289in" svg:y="0.0927in" svg:width="1.90433in" svg:height="0.73998in" style:rel-width="scale" style:rel-height="scale"><draw:image xlink:href="media/image2.emf" xlink:type="simple" xlink:show="embed" xlink:actuate="onLoad"/><svg:title/><svg:desc/></draw:frame></text:span></text:p>
      <text:p text:style-name="P40">38th International Cosmic Ray Conference (ICRC2023)</text:p>
      <text:p text:style-name="P41">26 July - 3 August, 2023<text:line-break/>Nagoya, Japan</text:p>
      <text:p text:style-name="meeting"/>
      <text:soft-page-break/>
      <text:h text:style-name="P42" text:outline-level="9" text:restart-numbering="true" text:start-value="1"><text:s/>Introduction</text:h>
      <text:p text:style-name="NormalePOS"><text:span text:style-name="T4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text:s/></text:span>Ut convallis libero in urna ultrices accumsan. Donec sed odio eros. Donec viverra mi quis quam pulvinar at malesuada arcu rhoncus.<text:s/><text:span text:style-name="T46">Cum sociis natoque penatibus et magnis dis parturient montes, nascetur ridiculus mus. In rutrum accumsan ultricies. Mauris vitae nisi at sem facilisis semper ac in est.</text:span></text:p>
      <text:list text:style-name="WWNum1" text:continue-numbering="true">
        <text:list-item>
          <text:list>
            <text:list-item>
              <text:p text:style-name="P47"><text:s/>Another section</text:p>
            </text:list-item>
          </text:list>
        </text:list-item>
      </text:list>
      <text:p text:style-name="Normale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text:s/><text:span text:style-name="T48">Sed et erat faucibus nunc euismod ultricies ut id justo. Nullam cursus suscipit nisi, et ultrices justo sodales nec. Fusce venenatis facilisis lectus ac semper. Aliquam at massa ipsum. Quisque bibendum purus convallis nulla ultrices ultricies.<text:s/></text:span>Nullam aliquam, mi eu aliquam tincidunt, purus velit laoreet tortor, viverra pretium nisi quam vitae mi.<text:s/><text:span text:style-name="T49">Fusce vel volutpat elit. Nam sagittis nisi dui.</text:span></text:p>
      <text:list text:style-name="WWNum1" text:continue-numbering="true">
        <text:list-item>
          <text:list>
            <text:list-item>
              <text:list>
                <text:list-item>
                  <text:p text:style-name="P50"><text:s/>Sub-sub-section</text:p>
                </text:list-item>
              </text:list>
            </text:list-item>
          </text:list>
        </text:list-item>
      </text:list>
      <text:p text:style-name="NormalePOS"><text:span text:style-name="T51">Suspendisse lectus leo, consectetur in tempor sit amet, placerat quis neque.<text:s/></text:span>Etiam luctus porttitor lorem, sed suscipit est rutrum non. Curabitur lobortis nisl a enim congue semper. Aenean commodo ultrices imperdiet.<text:s/><text:span text:style-name="T52">Vestibulum ut justo vel sapien venenatis tincidunt. Phasellus eget dolor sit amet ipsum dapibus condimentum vitae quis lectus. Aliquam ut massa in turpis dapibus convallis. Praesent elit lacus, vestibulum at malesuada et, ornare et est.<text:s/></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text:style-name="WWNum2">
        <text:list-item text:start-value="1">
          <text:p text:style-name="P53">F. Baggins,<text:s/><text:span text:style-name="T54">Quantum effects of the One Ring</text:span>,<text:s/><text:span text:style-name="T55">JHEP<text:s/></text:span><text:span text:style-name="T56">01<text:s/></text:span>(3021) 006 [<text:span text:style-name="T57">hep-th/2001033</text:span>]</text:p>
        </text:list-item>
        <text:list-item>
          <text:p text:style-name="P58">B. Baggins,<text:s/><text:span text:style-name="T59">There and back again</text:span>, Imladris Editions, Rivendell 3018.</text:p>
        </text:list-item>
        <text:list-item>
          <text:p text:style-name="P60">W.A. Mozart,<text:s/><text:span text:style-name="T61">Don Giovanni</text:span>, in proceedings of<text:s/><text:span text:style-name="T62">Mock conference</text:span><text:s/><text:a xlink:href="http://pos.sissa.it/cgi-bin/reader/contribution.cgi?id=PoS(MC2000)002" office:target-frame-name="_top" xlink:show="replace"><text:span text:style-name="T63">PoS(MC2000)002</text:span></text:a>.</text:p>
        </text:list-item>
      </text:list>
      <text:p text:style-name="P64">Full Authors List: coll.name Collaboration</text:p>
      <text:soft-page-break/>
      <text:p text:style-name="P65"><text:span text:style-name="T66">Note and delete afterwards:</text:span><text:span text:style-name="T67"><text:s/>Collaborations have the possibility to provide an authors list in xml format which will be used while generating the DOI entries making the full authors list searchable in databases like Inspire HEP. For instructions please go to icrc2021.desy.de/proceedings or contact us under icrc2021proc@desy.de.</text:span></text:p>
      <text:p text:style-name="P68"><text:span text:style-name="T69">first.author</text:span><text:span text:style-name="T70">1</text:span><text:span text:style-name="T71">, second.author</text:span><text:span text:style-name="T72">2</text:span><text:span text:style-name="T73">, third.author</text:span><text:span text:style-name="T74">3</text:span><text:span text:style-name="T75"><text:s/>and last.author</text:span><text:span text:style-name="T76">n</text:span></text:p>
      <text:p text:style-name="P77"><text:span text:style-name="T78">1</text:span><text:span text:style-name="T79">first.affiliation.<text:s/></text:span><text:span text:style-name="T80">2</text:span><text:span text:style-name="T81">second.affiliation.<text:s/></text:span><text:span text:style-name="T82">m</text:span><text:span text:style-name="T83">last.affili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Nimbus Sans L" svg:font-family="Nimbus Sans L" style:font-family-generic="swiss" style:font-pitch="variable" svg:panose-1="2 11 6 4 2 2 2 2 2 4"/>
    <style:font-face style:name="HG Mincho Light J" svg:font-family="HG Mincho Light J" style:font-family-generic="system" style:font-pitch="variable" svg:panose-1="2 11 6 4 2 2 2 2 2 4"/>
    <style:font-face style:name="Lucidasans" svg:font-family="Lucidasans" style:font-family-generic="system" style:font-pitch="variable" svg:panose-1="2 11 6 4 2 2 2 2 2 4"/>
    <style:font-face style:name="SimSun" svg:font-family="SimSun" style:font-family-generic="system" style:font-pitch="variable" svg:panose-1="2 1 6 0 3 1 1 1 1 1"/>
    <style:font-face style:name="Courier" svg:font-family="Courier" style:font-family-generic="system" style:font-pitch="variable" svg:panose-1="0 0 0 0 0 0 0 0 0 0"/>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游ゴシック Light" svg:font-family="游ゴシック Light" style:font-family-generic="swiss"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游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見出し1" style:display-name="見出し 1" style:family="paragraph" style:parent-style-name="Standard" style:next-style-name="Standard" style:default-outline-level="1">
      <style:paragraph-properties fo:keep-with-next="always" fo:keep-together="always" fo:margin-top="0.1666in" fo:margin-bottom="0.1388in" fo:line-height="120%"/>
      <style:text-properties style:font-name-complex="Arial" fo:font-weight="bold" style:font-weight-asian="bold" style:font-weight-complex="bold" fo:hyphenate="false"/>
    </style:style>
    <style:style style:name="見出し2" style:display-name="見出し 2" style:family="paragraph" style:parent-style-name="Standard" style:next-style-name="Standard" style:default-outline-level="2">
      <style:paragraph-properties fo:keep-with-next="always" fo:keep-together="always" fo:margin-top="0.1388in" fo:margin-bottom="0.0972in" fo:line-height="120%"/>
      <style:text-properties style:font-name-complex="Arial" fo:font-weight="bold" style:font-weight-asian="bold" style:font-weight-complex="bold" style:font-style-complex="italic" fo:font-size="11pt" style:font-size-asian="11pt" style:font-size-complex="11pt" fo:hyphenate="false"/>
    </style:style>
    <style:style style:name="見出し3" style:display-name="見出し 3" style:family="paragraph" style:parent-style-name="Standard" style:next-style-name="Standard" style:default-outline-level="3">
      <style:paragraph-properties fo:keep-with-next="always" fo:keep-together="always" fo:margin-top="0.125in" fo:margin-bottom="0.0833in"/>
      <style:text-properties style:font-name-complex="Arial" fo:font-weight="bold" style:font-weight-asian="bold" style:font-weight-complex="bold" fo:font-size="11pt" style:font-size-asian="11pt" style:font-size-complex="13pt" fo:hyphenate="false"/>
    </style:style>
    <style:style style:name="見出し4" style:display-name="見出し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見出し5" style:display-name="見出し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見出し6" style:display-name="見出し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見出し7" style:display-name="見出し 7" style:family="paragraph" style:parent-style-name="Standard" style:next-style-name="Standard" style:default-outline-level="7">
      <style:paragraph-properties fo:margin-top="0.1666in" fo:margin-bottom="0.0416in"/>
      <style:text-properties fo:hyphenate="false"/>
    </style:style>
    <style:style style:name="見出し8" style:display-name="見出し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見出し9" style:display-name="見出し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標準" style:display-name="標準" style:family="paragraph">
      <style:paragraph-properties fo:text-align="justify"/>
      <style:text-properties fo:hyphenate="false"/>
    </style:style>
    <style:style style:name="段落フォント" style:display-name="段落フォント"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style:font-name-asian="HG Mincho Light J" style:font-name-complex="Lucidasans" fo:font-size="14pt" style:font-size-asian="14pt" style:font-size-complex="14pt" fo:hyphenate="false"/>
    </style:style>
    <style:style style:name="Textbody" style:display-name="Text body" style:family="paragraph" style:parent-style-name="Standard">
      <style:paragraph-properties fo:margin-bottom="0.0833in" fo:line-height="120%"/>
      <style:text-properties fo:hyphenate="false"/>
    </style:style>
    <style:style style:name="一覧" style:display-name="一覧" style:family="paragraph" style:parent-style-name="Textbody">
      <style:text-properties style:font-name-complex="Lucidasans" fo:hyphenate="false"/>
    </style:style>
    <style:style style:name="図表番号" style:display-name="図表番号"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Lucidasans" fo:hyphenate="false"/>
    </style:style>
    <style:style style:name="BodyAbstract" style:display-name="BodyAbstract" style:family="paragraph" style:parent-style-name="Standard">
      <style:paragraph-properties fo:text-align="justify" fo:margin-top="0.4166in" fo:margin-bottom="0.1388in" fo:line-height="110%" fo:margin-left="0.0784in" fo:margin-right="0.4333in">
        <style:tab-stops/>
      </style:paragraph-properties>
      <style:text-properties style:font-name-asian="SimSun" fo:font-size="10pt" style:font-size-asian="10pt" style:font-size-complex="10pt" fo:language="en" fo:country="GB" fo:hyphenate="false"/>
    </style:style>
    <style:style style:name="BodyAuthor" style:display-name="BodyAuthor" style:family="paragraph" style:parent-style-name="Standard" style:next-style-name="BodyContact">
      <style:paragraph-properties fo:margin-top="0.0833in" fo:line-height="120%"/>
      <style:text-properties style:font-name="Arial" style:font-name-asian="SimSun" style:font-name-complex="Arial" fo:font-weight="bold" style:font-weight-asian="bold" style:font-weight-complex="bold" fo:font-size="11pt" style:font-size-asian="11pt" style:font-size-complex="11pt" fo:language="de" fo:country="DE" fo:hyphenate="false"/>
    </style:style>
    <style:style style:name="HeaderandFooter" style:display-name="Header and Footer" style:family="paragraph" style:parent-style-name="Standard">
      <style:text-properties fo:hyphenate="false"/>
    </style:style>
    <style:style style:name="ヘッダー" style:display-name="ヘッダー" style:family="paragraph" style:parent-style-name="Standard">
      <style:paragraph-properties>
        <style:tab-stops>
          <style:tab-stop style:type="center" style:position="12in"/>
        </style:tab-stops>
      </style:paragraph-properties>
      <style:text-properties fo:font-style="italic" style:font-style-asian="italic" fo:font-size="10pt" style:font-size-asian="10pt" fo:hyphenate="false"/>
    </style:style>
    <style:style style:name="BodyTitle" style:display-name="BodyTitle" style:family="paragraph" style:parent-style-name="Standard">
      <style:paragraph-properties fo:keep-with-next="always" fo:keep-together="always" fo:border-top="none" fo:border-left="none" fo:border-bottom="0.0069in solid #000001" fo:border-right="none" fo:padding-top="0in" fo:padding-left="0in" fo:padding-bottom="0.2083in" fo:padding-right="0in" style:shadow="none" fo:margin-top="0.4166in" fo:margin-bottom="0.2083in" fo:line-height="120%"/>
      <style:text-properties style:font-name="Arial" style:font-name-asian="SimSun" style:font-name-complex="Arial" fo:font-weight="bold" style:font-weight-asian="bold" style:font-weight-complex="bold" fo:font-size="17pt" style:font-size-asian="17pt" style:font-size-complex="17pt" fo:hyphenate="false"/>
    </style:style>
    <style:style style:name="BodyContact" style:display-name="BodyContact" style:family="paragraph" style:parent-style-name="Standard" style:list-style-name="ContactList">
      <style:paragraph-properties fo:margin-top="0.0395in" fo:line-height="120%"/>
      <style:text-properties style:font-name-asian="SimSun" fo:font-style="italic" style:font-style-asian="italic" style:font-style-complex="italic" fo:font-size="10pt" style:font-size-asian="10pt" style:font-size-complex="10pt" fo:language="de" fo:country="DE" fo:hyphenate="false"/>
    </style:style>
    <style:style style:name="HeadingNoNumber" style:display-name="HeadingNoNumber" style:family="paragraph" style:parent-style-name="見出し1" style:next-style-name="Standard" style:default-outline-level="1">
      <style:text-properties fo:language="en" fo:country="GB" fo:hyphenate="false"/>
    </style:style>
    <style:style style:name="フッター" style:display-name="フッター" style:family="paragraph" style:parent-style-name="Standard">
      <style:paragraph-properties>
        <style:tab-stops>
          <style:tab-stop style:type="center" style:position="12in"/>
        </style:tab-stops>
      </style:paragraph-properties>
      <style:text-properties fo:font-size="9pt" style:font-size-asian="9pt" fo:hyphenate="false"/>
    </style:style>
    <style:style style:name="HeaderLoc" style:display-name="HeaderLoc" style:family="paragraph" style:parent-style-name="Standard">
      <style:paragraph-properties fo:text-align="end"/>
      <style:text-properties style:font-name="Courier" style:font-name-asian="SimSun" style:font-name-complex="Wingdings" fo:color="#000000" fo:font-size="6pt" style:font-size-asian="6pt" style:font-size-complex="6pt" fo:hyphenate="false"/>
    </style:style>
    <style:style style:name="bibliography_text" style:display-name="bibliography_text" style:family="paragraph" style:list-style-name="WWNum2">
      <style:paragraph-properties fo:widows="2" fo:orphans="2" fo:margin-bottom="0.1388in"/>
      <style:text-properties style:font-size-complex="12pt" fo:language="en" fo:country="GB" fo:hyphenate="false"/>
    </style:style>
    <style:style style:name="BodyContactEmail" style:display-name="BodyContactEmail" style:family="paragraph">
      <style:paragraph-properties fo:widows="2" fo:orphans="2" fo:margin-top="0.0395in" fo:margin-left="0.0784in">
        <style:tab-stops/>
      </style:paragraph-properties>
      <style:text-properties style:font-name="Courier New" style:font-name-asian="SimSun" style:font-name-complex="Courier New" style:font-style-complex="italic" fo:language="de" fo:country="DE" fo:hyphenate="false"/>
    </style:style>
    <style:style style:name="Header_rule" style:display-name="Header_rule" style:family="paragraph">
      <style:paragraph-properties fo:widows="2" fo:orphans="2" fo:border-top="none" fo:border-left="none" fo:border-bottom="0.0069in solid #000001" fo:border-right="none" fo:padding-top="0in" fo:padding-left="0in" fo:padding-bottom="0.0277in" fo:padding-right="0in" style:shadow="none">
        <style:tab-stops>
          <style:tab-stop style:type="right" style:position="5.9055in"/>
        </style:tab-stops>
      </style:paragraph-properties>
      <style:text-properties fo:language="en" fo:country="US" fo:hyphenate="false"/>
    </style:style>
    <style:style style:name="脚注文字列" style:display-name="脚注文字列" style:family="paragraph" style:parent-style-name="Standard">
      <style:paragraph-properties fo:text-indent="0.2361in"/>
      <style:text-properties fo:font-size="9pt" style:font-size-asian="9pt" style:font-size-complex="10pt" fo:hyphenate="false"/>
    </style:style>
    <style:style style:name="Testofumetto1" style:display-name="Testo fumetto1" style:family="paragraph" style:parent-style-name="Standard">
      <style:text-properties style:font-name="Tahoma" style:font-name-asian="Tahoma" style:font-name-complex="Wingdings" fo:font-size="8pt" style:font-size-asian="8pt" style:font-size-complex="8pt" fo:hyphenate="false"/>
    </style:style>
    <style:style style:name="NormalePOS" style:display-name="Normale POS" style:family="paragraph" style:parent-style-name="Standard">
      <style:paragraph-properties fo:text-align="justify" fo:line-height="120%" fo:text-indent="0.3347in"/>
      <style:text-properties fo:font-size="11pt" style:font-size-asian="11pt" style:font-size-complex="10pt" fo:hyphenate="false"/>
    </style:style>
    <style:style style:name="meeting" style:display-name="meeting" style:family="paragraph" style:parent-style-name="Standard">
      <style:paragraph-properties fo:keep-together="always"/>
      <style:text-properties fo:font-style="italic" style:font-style-asian="italic" style:font-style-complex="italic" fo:font-size="10pt" style:font-size-asian="10pt" style:font-size-complex="10pt" fo:language="en" fo:country="GB"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吹き出し" style:display-name="吹き出し" style:family="paragraph" style:parent-style-name="Standard">
      <style:text-properties style:font-name="Tahoma" style:font-name-asian="Tahoma" style:font-name-complex="Tahoma" fo:font-size="8pt" style:font-size-asian="8pt" style:font-size-complex="8pt" fo:hyphenate="false"/>
    </style:style>
    <style:style style:name="Footnote" style:display-name="Footnote" style:family="paragraph" style:parent-style-name="Standard">
      <style:text-properties fo:font-size="8pt" style:font-size-asian="8pt" fo:hyphenate="false"/>
    </style:style>
    <style:style style:name="WW8Num2z0" style:display-name="WW8Num2z0" style:family="text">
      <style:text-properties style:font-name="Times New Roman" style:font-name-asian="Times New Roman" style:font-name-complex="Times New Roman" fo:font-size="10pt" style:font-size-asian="10pt"/>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8Num1z0" style:display-name="WW8Num1z0" style:family="text">
      <style:text-properties style:font-name="Times New Roman" style:font-name-asian="Times New Roman" style:font-name-complex="Times New Roman" fo:font-size="10pt" style:font-size-asian="10pt"/>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1z3" style:display-name="WW8Num1z3" style:family="text">
      <style:text-properties style:font-name="Symbol" style:font-name-asian="Symbol" style:font-name-complex="Symbol"/>
    </style:style>
    <style:style style:name="WW8Num3z0" style:display-name="WW8Num3z0" style:family="text">
      <style:text-properties style:font-name="Times New Roman" style:font-name-asian="Times New Roman" style:font-name-complex="Times New Roman" fo:font-size="10pt" style:font-size-asian="10pt"/>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3z3" style:display-name="WW8Num3z3" style:family="text">
      <style:text-properties style:font-name="Symbol" style:font-name-asian="Symbol" style:font-name-complex="Symbol"/>
    </style:style>
    <style:style style:name="WW8Num4z0" style:display-name="WW8Num4z0" style:family="text">
      <style:text-properties style:font-name="Times New Roman" style:font-name-asian="Times New Roman" style:font-name-complex="Times New Roman" fo:font-size="10pt" style:font-size-asian="10pt" style:font-size-complex="11pt"/>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Times New Roman" style:font-name-asian="Times New Roman" style:font-name-complex="Times New Roman" fo:font-size="10pt" style:font-size-asian="10pt" style:font-size-complex="10pt"/>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Times New Roman" style:font-name-asian="Times New Roman" style:font-name-complex="Times New Roman" fo:font-size="10pt" style:font-size-asian="10pt"/>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8Num7z0" style:display-name="WW8Num7z0" style:family="text">
      <style:text-properties style:font-name="Times New Roman" style:font-name-asian="Times New Roman" style:font-name-complex="Times New Roman" fo:font-size="10pt" style:font-size-asian="10pt"/>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7z3" style:display-name="WW8Num7z3" style:family="text">
      <style:text-properties style:font-name="Symbol" style:font-name-asian="Symbol" style:font-name-complex="Symbol"/>
    </style:style>
    <style:style style:name="WW8Num11z0" style:display-name="WW8Num11z0" style:family="text">
      <style:text-properties style:font-name="Times New Roman" style:font-name-asian="Times New Roman" style:font-name-complex="Times New Roman" fo:font-size="10pt" style:font-size-asian="10pt"/>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WW8Num13z0" style:display-name="WW8Num13z0" style:family="text">
      <style:text-properties style:font-name="Times New Roman" style:font-name-asian="Times New Roman" style:font-name-complex="Times New Roman" fo:font-size="10pt" style:font-size-asian="10pt"/>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3z3" style:display-name="WW8Num13z3" style:family="text">
      <style:text-properties style:font-name="Symbol" style:font-name-asian="Symbol" style:font-name-complex="Symbol"/>
    </style:style>
    <style:style style:name="WW8Num14z0" style:display-name="WW8Num14z0" style:family="text">
      <style:text-properties style:font-name="Times New Roman" style:font-name-asian="Times New Roman" style:font-name-complex="Times New Roman" fo:font-size="10pt" style:font-size-asian="10pt"/>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4z3" style:display-name="WW8Num14z3" style:family="text">
      <style:text-properties style:font-name="Symbol" style:font-name-asian="Symbol" style:font-name-complex="Symbol"/>
    </style:style>
    <style:style style:name="WW-DefaultParagraphFont" style:display-name="WW-Default Paragraph Font" style:family="text"/>
    <style:style style:name="HeaderSpeaker" style:display-name="HeaderSpeaker" style:family="text">
      <style:text-properties style:font-name="Times New Roman" style:font-name-asian="Times New Roman" style:font-name-complex="Times New Roman" fo:font-size="10pt" style:font-size-asian="10pt"/>
    </style:style>
    <style:style style:name="ページ番号" style:display-name="ページ番号" style:family="text" style:parent-style-name="WW-DefaultParagraphFont"/>
    <style:style style:name="Internetlink" style:display-name="Internet link" style:family="text" style:parent-style-name="WW-DefaultParagraphFont">
      <style:text-properties style:font-name="Courier New" style:font-name-asian="Courier New" style:font-name-complex="Courier New" fo:color="#0000FF" style:text-underline-type="none" style:text-underline-color="font-color"/>
    </style:style>
    <style:style style:name="EmailLabel" style:display-name="Email Label" style:family="text" style:parent-style-name="WW-DefaultParagraphFont">
      <style:text-properties style:font-name="Times New Roman" style:font-name-asian="SimSun" style:font-name-complex="Courier New" fo:font-style="italic" style:font-style-asian="italic" style:font-style-complex="italic" fo:language="de" fo:country="DE" style:language-complex="ar" style:country-complex="SA"/>
    </style:style>
    <style:style style:name="HeaderLocCarattere" style:display-name="HeaderLoc Carattere" style:family="text" style:parent-style-name="WW-DefaultParagraphFont">
      <style:text-properties style:font-name="Courier" style:font-name-asian="SimSun" style:font-name-complex="Wingdings" fo:color="#000000" fo:font-size="6pt" style:font-size-asian="6pt" style:font-size-complex="6pt" fo:language="it" fo:country="IT" style:language-complex="ar" style:country-complex="SA"/>
    </style:style>
    <style:style style:name="FootnoteSymbol" style:display-name="Footnote Symbol" style:family="text" style:parent-style-name="WW-DefaultParagraphFont">
      <style:text-properties style:text-position="super 65%"/>
    </style:style>
    <style:style style:name="NormalePOSChar" style:display-name="Normale POS Char" style:family="text" style:parent-style-name="WW-DefaultParagraphFont">
      <style:text-properties fo:font-size="11pt" style:font-size-asian="11pt" fo:language="it" fo:country="IT" style:language-complex="ar" style:country-complex="SA"/>
    </style:style>
    <style:style style:name="Header_ruleCharChar" style:display-name="Header_rule Char Char" style:family="text" style:parent-style-name="NormalePOSChar">
      <style:text-properties fo:font-size="11pt" style:font-size-asian="11pt" fo:language="en" fo:country="US" style:language-complex="ar" style:country-complex="SA"/>
    </style:style>
    <style:style style:name="HeaderTitle" style:display-name="HeaderTitle" style:family="text">
      <style:text-properties style:font-name="Times New Roman" style:font-name-asian="Times New Roman" style:font-name-complex="Times New Roman" fo:font-style="italic" style:font-style-asian="italic" fo:font-size="10pt" style:font-size-asian="10pt"/>
    </style:style>
    <style:style style:name="脚注参照" style:display-name="脚注参照" style:family="text">
      <style:text-properties style:text-position="super 65%"/>
    </style:style>
    <style:style style:name="EndnoteSymbol" style:display-name="Endnote Symbol" style:family="text">
      <style:text-properties style:text-position="super 65%"/>
    </style:style>
    <style:style style:name="WW-EndnoteCharacters" style:display-name="WW-Endnote Characters" style:family="text"/>
    <style:style style:name="文末脚注参照" style:display-name="文末脚注参照" style:family="text">
      <style:text-properties style:text-position="super 65%"/>
    </style:style>
    <style:style style:name="強調斜体" style:display-name="強調斜体" style:family="text">
      <style:text-properties fo:font-style="italic" style:font-style-asian="italic" style:font-style-complex="italic"/>
    </style:style>
    <style:style style:name="BalloonTextChar" style:display-name="Balloon Text Char" style:family="text" style:parent-style-name="段落フォント">
      <style:text-properties style:font-name="Tahoma" style:font-name-asian="Tahoma" style:font-name-complex="Tahoma" fo:font-size="8pt" style:font-size-asian="8pt" style:font-size-complex="8pt"/>
    </style:style>
    <style:style style:name="ListLabel1" style:display-name="ListLabel 1" style:family="text">
      <style:text-properties style:font-name-complex="Times New Roman" fo:font-size="10pt" style:font-size-asian="10pt"/>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Footnoteanchor" style:display-name="Footnote anchor" style:family="text">
      <style:text-properties style:text-position="super 65%"/>
    </style:style>
    <style:style style:name="Author-superscripts" style:display-name="Author-superscripts" style:family="text">
      <style:text-properties style:font-name="Times New Roman" style:font-name-asian="SimSun" style:font-name-complex="Arial" fo:font-weight="normal" style:font-weight-asian="normal" style:font-weight-complex="normal" fo:font-style="italic" style:font-style-asian="italic" style:font-style-complex="italic" fo:letter-spacing="normal" style:letter-kerning="true" style:text-position="0% 100%" fo:font-size="11pt" style:font-size-asian="11pt" style:font-size-complex="11pt" fo:language="de" fo:country="DE"/>
    </style:style>
    <style:style style:name="NumberingSymbols" style:display-name="Numbering Symbols" style:family="text">
      <style:text-properties style:text-position="super 65%"/>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text-position="super 65%"/>
    </style:style>
    <style:style style:name="WW_CharLFO3LVL2" style:family="text">
      <style:text-properties style:text-position="super 65%"/>
    </style:style>
    <style:style style:name="WW_CharLFO3LVL3" style:family="text">
      <style:text-properties style:text-position="super 65%"/>
    </style:style>
    <style:style style:name="WW_CharLFO3LVL4" style:family="text">
      <style:text-properties style:text-position="super 65%"/>
    </style:style>
    <style:style style:name="WW_CharLFO3LVL5" style:family="text">
      <style:text-properties style:text-position="super 65%"/>
    </style:style>
    <style:style style:name="WW_CharLFO3LVL6" style:family="text">
      <style:text-properties style:text-position="super 65%"/>
    </style:style>
    <style:style style:name="WW_CharLFO3LVL7" style:family="text">
      <style:text-properties style:text-position="super 65%"/>
    </style:style>
    <style:style style:name="WW_CharLFO3LVL8" style:family="text">
      <style:text-properties style:text-position="super 65%"/>
    </style:style>
    <style:style style:name="WW_CharLFO3LVL9" style:family="text">
      <style:text-properties style:text-position="super 65%"/>
    </style:style>
    <text:list-style style:name="Numberingabc" style:display-name="Numbering abc">
      <text:list-level-style-number text:level="1" text:style-name="WW_CharLFO3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3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3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3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3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3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3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3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3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list-style style:name="WWNum1" style:display-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1" style:family="text">
      <style:text-properties style:font-name-complex="Times New Roman" fo:font-size="10pt" style:font-size-asian="10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2" style:display-name="WWNum2">
      <text:list-level-style-number text:level="1" text:style-name="WW_CharLFO5LVL1" style:num-prefix="[" style:num-suffix="]" style:num-format="1">
        <style:list-level-properties fo:text-align="end" text:space-before="0.25in" text:min-label-width="0.0652in" text:list-level-position-and-space-mode="label-alignment">
          <style:list-level-label-alignment text:label-followed-by="listtab" fo:margin-left="0.3152in" fo:text-indent="-0.0652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Times New Roman" style:font-name-asian="SimSun" style:font-name-complex="Arial" fo:font-weight="normal" style:font-weight-asian="normal" style:font-weight-complex="normal" fo:font-style="italic" style:font-style-asian="italic" style:font-style-complex="italic" fo:letter-spacing="normal" style:letter-kerning="true" style:text-position="0% 100%" fo:font-size="11pt" style:font-size-asian="11pt" style:font-size-complex="11pt" fo:language="de" fo:country="DE"/>
    </style:style>
    <style:style style:name="WW_CharLFO6LVL2" style:family="text">
      <style:text-properties style:text-position="super 65%"/>
    </style:style>
    <style:style style:name="WW_CharLFO6LVL3" style:family="text">
      <style:text-properties style:text-position="super 65%"/>
    </style:style>
    <style:style style:name="WW_CharLFO6LVL4" style:family="text">
      <style:text-properties style:text-position="super 65%"/>
    </style:style>
    <style:style style:name="WW_CharLFO6LVL5" style:family="text">
      <style:text-properties style:text-position="super 65%"/>
    </style:style>
    <style:style style:name="WW_CharLFO6LVL6" style:family="text">
      <style:text-properties style:text-position="super 65%"/>
    </style:style>
    <style:style style:name="WW_CharLFO6LVL7" style:family="text">
      <style:text-properties style:text-position="super 65%"/>
    </style:style>
    <style:style style:name="WW_CharLFO6LVL8" style:family="text">
      <style:text-properties style:text-position="super 65%"/>
    </style:style>
    <style:style style:name="WW_CharLFO6LVL9" style:family="text">
      <style:text-properties style:text-position="super 65%"/>
    </style:style>
    <text:list-style style:name="ContactList" style:display-name="ContactList">
      <text:list-level-style-number text:level="1" text:style-name="WW_CharLFO6LVL1" style:num-format="a" style:num-letter-sync="true">
        <style:list-level-properties text:space-before="0in" text:min-label-width="0.0784in" text:list-level-position-and-space-mode="label-alignment">
          <style:list-level-label-alignment text:label-followed-by="listtab" fo:margin-left="0.0784in" fo:text-indent="-0.0784in"/>
        </style:list-level-properties>
      </text:list-level-style-number>
      <text:list-level-style-number text:level="2" text:style-name="WW_CharLFO6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6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6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6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6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6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6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6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notes-configuration text:note-class="footnote" text:citation-style-name="脚注参照" text:citation-body-style-name="脚注参照" text:start-value="0" style:num-format="1" text:start-numbering-at="document" text:footnotes-position="page"/>
    <text:notes-configuration text:note-class="endnote" text:citation-style-name="文末脚注参照" text:citation-body-style-name="文末脚注参照"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suffix="." style:num-format="1">
        <style:list-level-properties text:list-level-position-and-space-mode="label-alignment">
          <style:list-level-label-alignment text:label-followed-by="nothing"/>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201in" fo:margin-left="1.1812in" fo:margin-bottom="0.7875in" fo:margin-right="1.1812in" style:num-format="1" style:writing-mode="lr-tb">
        <style:footnote-sep style:width="0.007in" style:rel-width="33%" style:color="#000000" style:line-style="solid" style:adjustment="left"/>
      </style:page-layout-properties>
      <style:header-style>
        <style:header-footer-properties style:dynamic-spacing="true" fo:min-height="1.2in"/>
      </style:header-style>
      <style:footer-style>
        <style:header-footer-properties style:dynamic-spacing="true" fo:min-height="0.2402in"/>
      </style:footer-style>
    </style:page-layout>
    <style:style style:name="P2" style:parent-style-name="ヘッダー" style:family="paragraph">
      <style:paragraph-properties>
        <style:tab-stops>
          <style:tab-stop style:type="right" style:position="5.827in"/>
        </style:tab-stops>
      </style:paragraph-properties>
    </style:style>
    <style:style style:name="P3" style:parent-style-name="フッター" style:family="paragraph">
      <style:paragraph-properties fo:text-align="center"/>
    </style:style>
    <style:style style:name="T4" style:parent-style-name="段落フォント" style:family="text">
      <style:text-properties style:font-name="Symbol" style:font-name-asian="Symbol" style:font-name-complex="Symbol" fo:font-size="7pt" style:font-size-asian="7pt" style:font-size-complex="7pt"/>
    </style:style>
    <style:style style:name="T5" style:parent-style-name="段落フォント" style:family="text">
      <style:text-properties fo:font-size="8pt" style:font-size-asian="8pt" fo:language="en" fo:country="US"/>
    </style:style>
    <style:style style:name="T6" style:parent-style-name="段落フォント" style:family="text">
      <style:text-properties fo:font-size="6pt" style:font-size-asian="6pt" style:font-size-complex="6pt" fo:language="en" fo:country="US"/>
    </style:style>
    <style:style style:name="P7" style:parent-style-name="フッター" style:family="paragraph">
      <style:paragraph-properties>
        <style:tab-stops>
          <style:tab-stop style:type="right" style:position="5.827in"/>
        </style:tab-stops>
      </style:paragraph-properties>
    </style:style>
    <style:style style:name="T8" style:parent-style-name="段落フォント" style:family="text">
      <style:text-properties fo:font-size="6pt" style:font-size-asian="6pt" style:font-size-complex="6pt" fo:language="en" fo:country="US"/>
    </style:style>
    <style:style style:name="T9" style:parent-style-name="段落フォント" style:family="text">
      <style:text-properties fo:font-style="italic" style:font-style-asian="italic" style:font-style-complex="italic" fo:font-size="6pt" style:font-size-asian="6pt" style:font-size-complex="6pt" fo:language="en" fo:country="US"/>
    </style:style>
    <style:style style:name="T10" style:parent-style-name="Internetlink" style:family="text">
      <style:text-properties fo:font-size="6pt" style:font-size-asian="6pt" style:font-size-complex="6pt"/>
    </style:style>
    <style:style style:name="T11" style:parent-style-name="Internetlink" style:family="text">
      <style:text-properties fo:font-size="6pt" style:font-size-asian="6pt" style:font-size-complex="6pt"/>
    </style:style>
    <style:style style:name="T12" style:parent-style-name="Internetlink" style:family="text">
      <style:text-properties fo:font-size="6pt" style:font-size-asian="6pt" style:font-size-complex="6pt"/>
    </style:style>
    <style:page-layout style:name="PL1">
      <style:page-layout-properties fo:page-width="8.2701in" fo:page-height="11.6902in" style:print-orientation="portrait" fo:margin-top="0.75in" fo:margin-left="1.1798in" fo:margin-bottom="0.75in" fo:margin-right="1.1798in" style:num-format="1" style:writing-mode="lr-tb">
        <style:footnote-sep style:width="0.007in" style:rel-width="33%" style:color="#000000" style:line-style="solid" style:adjustment="left"/>
      </style:page-layout-properties>
      <style:header-style>
        <style:header-footer-properties style:dynamic-spacing="true" fo:min-height="0.4305in"/>
      </style:header-style>
      <style:footer-style>
        <style:header-footer-properties style:dynamic-spacing="true" fo:min-height="0.3902in"/>
      </style:footer-style>
    </style:page-layout>
    <style:style style:name="P43" style:parent-style-name="ヘッダー" style:family="paragraph">
      <style:paragraph-properties>
        <style:tab-stops>
          <style:tab-stop style:type="right" style:position="5.827in"/>
        </style:tab-stops>
      </style:paragraph-properties>
    </style:style>
    <style:style style:name="P44" style:parent-style-name="フッター" style:family="paragraph">
      <style:paragraph-properties fo:text-align="center"/>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master-styles>
    <style:master-page style:name="MPF0" style:page-layout-name="PL0">
      <style:header>
        <text:p text:style-name="P2">Short title for header<text:tab/>First author</text:p>
      </style:header>
      <style:footer>
        <text:p text:style-name="P3"><text:page-number text:fixed="false">3</text:page-number></text:p>
      </style:footer>
      <style:header-first>
        <text:p text:style-name="ヘッダー"><draw:frame draw:z-index="251659264" draw:style-name="a0" draw:name="Image1" text:anchor-type="paragraph" svg:x="0in" svg:y="0in" svg:width="5.90748in" svg:height="0.62165in" style:rel-width="scale" style:rel-height="scale"><draw:image xlink:href="media/image1.png" xlink:type="simple" xlink:show="embed" xlink:actuate="onLoad"/><svg:title/><svg:desc/></draw:frame></text:p>
      </style:header-first>
      <style:footer-first>
        <text:p text:style-name="フッター"><text:span text:style-name="T4"></text:span><text:span text:style-name="T5"><text:s/></text:span><text:span text:style-name="T6">Copyright owned by the author(s) under the terms of the Creative Commons</text:span></text:p>
        <text:p text:style-name="P7"><text:span text:style-name="T8">Attribution-NonCommercial-NoDerivatives 4.0 International License (CC BY-NC-ND 4.0).</text:span><text:span text:style-name="T9"><text:tab/></text:span><text:a xlink:href="http://pos.sissa.it/" office:target-frame-name="_top" xlink:show="replace"><text:span text:style-name="T10">http</text:span></text:a><text:a xlink:href="http://pos.sissa.it/" office:target-frame-name="_top" xlink:show="replace"><text:span text:style-name="T11">s</text:span></text:a><text:a xlink:href="http://pos.sissa.it/" office:target-frame-name="_top" xlink:show="replace"><text:span text:style-name="T12">://pos.sissa.it/</text:span></text:a></text:p>
      </style:footer-first>
    </style:master-page>
    <style:master-page style:name="MP1" style:page-layout-name="PL1">
      <style:header>
        <text:p text:style-name="P43">Short title for header<text:tab/>First author</text:p>
      </style:header>
      <style:footer>
        <text:p text:style-name="P44"><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itle - can be set in "File -&gt; Properties"</dc:title>
    <dc:creator>奥村　公宏</dc:creator>
    <meta:creation-date>2015-05-25T17:20:00Z</meta:creation-date>
    <dc:date>2023-02-10T14:15:00Z</dc:date>
    <meta:template xlink:href="Normal.dotm" xlink:type="simple"/>
    <meta:editing-cycles>2</meta:editing-cycles>
    <meta:editing-duration>PT6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8" meta:word-count="601" meta:character-count="4024" meta:row-count="28" meta:non-whitespace-character-count="3431"/>
  </office:meta>
</office:document-meta>
</file>